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B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2" style:family="table">
      <style:table-properties table:align="margins" style:width="16.999cm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p text:style-name="Standard">Here are FOR errors that will occur at parsing time.</text:p>
      <text:p text:style-name="Standard"/>
      <table:table table:name="Tableau1" table:style-name="Tableau1">
        <table:table-column table:number-columns-repeated="1" table:style-name="Tableau1.A"/>
        <table:table-column table:number-columns-repeated="1" table:style-name="Tableau1.B"/>
        <table:table-header-rows>
          <table:table-row>
            <table:table-cell office:value-type="string" table:style-name="Tableau1.A1">
              <text:p text:style-name="Table_20_Heading"><office:annotation><dc:creator>POD</dc:creator><dc:date>2015-01-13T16:48:08</dc:date><text:p>Syntax error for statement "dodo table". A Pod statement has the form: do {element} [{command} {expression}]. {element} identifies the part of the document that will be impacted by the command. It must be one of ('text', 'title', 'section', 'table', 'row', 'cell'). Optional {command} can be "if" (conditional inclusion of the element) or "for" (multiple inclusion of the element). For an "if" command, {expression} is any Python expression. For a "for" command, {expression} must be of the form: {name} in {expression}. {name} must be a Python variable name. It is the name of the iteration variable. {expression} is a Python expression that, when evaluated, produces a Python sequence (tuple, string, list, etc).</text:p></office:annotation>a</text:p>
            </table:table-cell>
            <table:table-cell office:value-type="string" table:style-name="Tableau1.B1">
              <text:p text:style-name="Table_20_Heading">b</text:p>
            </table:table-cell>
          </table:table-row>
        </table:table-header-rows>
        <table:table-row>
          <table:table-cell office:value-type="string" table:style-name="Tableau1.A2">
            <text:p text:style-name="Table_20_Contents">c</text:p>
          </table:table-cell>
          <table:table-cell office:value-type="string" table:style-name="Tableau1.B2">
            <text:p text:style-name="Table_20_Contents">d</text:p>
          </table:table-cell>
        </table:table-row>
      </table:table>
      <text:p text:style-name="Standard"/>
      <text:p text:style-name="Standard"><office:annotation><dc:creator>POD</dc:creator><dc:date>2015-01-13T16:48:08</dc:date><text:p>Bad element "coco". An element identifies the part of the document that will be impacted by the command. It must be one of ('text', 'title', 'section', 'table', 'row', 'cell').</text:p></office:annotation>Repeated text error.</text:p>
      <text:p text:style-name="Standard"/>
      <table:table table:name="Tableau2" table:style-name="Tableau2">
        <table:table-column table:number-columns-repeated="1" table:style-name="Tableau2.A"/>
        <table:table-column table:number-columns-repeated="1" table:style-name="Tableau2.B"/>
        <table:table-header-rows>
          <table:table-row>
            <table:table-cell office:value-type="string" table:style-name="Tableau2.A1">
              <text:p text:style-name="Table_20_Contents"><office:annotation><dc:creator>POD</dc:creator><dc:date>2015-01-13T16:48:08</dc:date><text:p>Bad "for" expression "ta mere en short". A "for" expression must be of the form: {name} in {expression}. {name} must be a Python variable name. It is the name of the iteration variable. {expression} is a Python expression that, when evaluated, produces a Python sequence (tuple, string, list, etc).</text:p></office:annotation></text:p>
            </table:table-cell>
            <table:table-cell office:value-type="string" table:style-name="Tableau2.B1">
              <text:p text:style-name="Table_20_Contents"/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7T15:18:00</dc:date>
    <dc:language>fr-BE</dc:language>
    <meta:editing-cycles>21</meta:editing-cycles>
    <meta:editing-duration>PT21M41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7" meta:word-count="17" meta:character-count="79"/>
  </office:meta>
</office:document-meta>
</file>